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solid"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616cm" fo:min-width="0.77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616cm" fo:min-width="0.578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Cambria" fo:font-size="10pt" style:font-size-asian="10pt" style:font-size-complex="10pt"/>
    </style:style>
  </office:automatic-styles>
  <office:body>
    <office:drawing>
      <draw:page draw:name="page1" draw:style-name="dp1" draw:master-page-name="Default">
        <draw:connector draw:style-name="gr1" draw:text-style-name="P1" draw:layer="layout" svg:x1="0.896cm" svg:y1="0.55cm" svg:x2="0cm" svg:y2="0.55cm" draw:start-shape="id1" draw:start-glue-point="3" draw:end-shape="id2" draw:end-glue-point="10" svg:d="M896 550h-896" svg:viewBox="0 0 897 1">
          <text:p/>
        </draw:connector>
        <draw:custom-shape draw:style-name="gr2" draw:text-style-name="P2" xml:id="id2" draw:id="id2" draw:layer="layout" svg:width="0.6cm" svg:height="0.6cm" svg:x="-0.6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81cm" svg:height="0.424cm" svg:x="0cm" svg:y="0.0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onnector draw:style-name="gr4" draw:text-style-name="P1" draw:layer="layout" svg:x1="5.4cm" svg:y1="0.55cm" svg:x2="4.4cm" svg:y2="0.55cm" draw:start-shape="id3" draw:start-glue-point="6" draw:end-shape="id4" draw:end-glue-point="1" svg:d="M5400 550h-1000" svg:viewBox="0 0 1001 1">
          <text:p/>
        </draw:connector>
        <draw:custom-shape draw:style-name="gr2" draw:text-style-name="P2" xml:id="id3" draw:id="id3" draw:layer="layout" svg:width="0.6cm" svg:height="0.6cm" svg:x="5.4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849cm" svg:height="0.424cm" svg:x="4.451cm" svg:y="0.04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5" draw:text-style-name="P3" xml:id="id1" draw:id="id1" draw:layer="layout" svg:width="1.304cm" svg:height="0.9cm" svg:x="0.896cm" svg:y="0.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333cm" svg:height="0.829cm" svg:x="0.9cm" svg:y="0.17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onnector draw:style-name="gr1" draw:text-style-name="P1" draw:layer="layout" svg:x1="3.288cm" svg:y1="0.55cm" svg:x2="2.2cm" svg:y2="0.55cm" draw:start-shape="id4" draw:start-glue-point="3" draw:end-shape="id1" draw:end-glue-point="1" svg:d="M3288 550h-1088" svg:viewBox="0 0 1089 1">
          <text:p/>
        </draw:connector>
        <draw:frame draw:style-name="gr3" draw:text-style-name="P1" draw:layer="layout" svg:width="1.028cm" svg:height="0.454cm" svg:x="2.174cm" svg:y="0.07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6" draw:text-style-name="P3" xml:id="id4" draw:id="id4" draw:layer="layout" svg:width="1.112cm" svg:height="0.9cm" svg:x="3.288cm" svg:y="0.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108cm" svg:height="0.843cm" svg:x="3.292cm" svg:y="0.15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5.4cm" fo:page-height="1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6:28:52.085356503</meta:creation-date>
    <dc:date>2018-05-13T18:04:34.611522541</dc:date>
    <meta:editing-duration>PT48M58S</meta:editing-duration>
    <meta:editing-cycles>23</meta:editing-cycles>
    <meta:generator>LibreOffice/6.0.3.2$Linux_X86_64 LibreOffice_project/00$Build-2</meta:generator>
    <meta:document-statistic meta:object-count="12"/>
  </office:meta>
</office:document-meta>
</file>

<file path=Object 1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 t )</annotation>
  </semantics>
</math>
</file>

<file path=Object 2/content.xml><?xml version="1.0" encoding="utf-8"?>
<math xmlns="http://www.w3.org/1998/Math/MathML" display="block">
  <semantics>
    <mfrac>
      <mn>1</mn>
      <mrow>
        <mi mathvariant="italic">ms</mi>
        <mo stretchy="false">+</mo>
        <mi>β</mi>
      </mrow>
    </mfrac>
    <annotation encoding="StarMath 5.0">{1} over {ms+%beta}</annotation>
  </semantics>
</math>
</file>

<file path=Object 3/content.xml><?xml version="1.0" encoding="utf-8"?>
<math xmlns="http://www.w3.org/1998/Math/MathML" display="block">
  <semantics>
    <mfrac>
      <mi>k</mi>
      <mrow>
        <mn>0.2</mn>
        <mrow>
          <mi>s</mi>
          <mo stretchy="false">+</mo>
          <mn>1</mn>
        </mrow>
      </mrow>
    </mfrac>
    <annotation encoding="StarMath 5.0">{k} over {0.2s+1}</annotation>
  </semantics>
</math>
</file>

<file path=Object 4/content.xml><?xml version="1.0" encoding="utf-8"?>
<math xmlns="http://www.w3.org/1998/Math/MathML" display="block">
  <semantics>
    <mrow>
      <msub>
        <mi>F</mi>
        <mi>T</mi>
      </msub>
      <mrow>
        <mo fence="true" stretchy="false">(</mo>
        <mrow>
          <mi>t</mi>
        </mrow>
        <mo fence="true" stretchy="false">)</mo>
      </mrow>
    </mrow>
    <annotation encoding="StarMath 5.0">F_{T}( t)</annotation>
  </semantics>
</math>
</file>

<file path=Object 7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t)</annotation>
  </semantics>
</math>
</file>